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terIterator.FilterIterator( Iterator &lt; T &gt; iterator , Filter &lt; T &gt; 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lterIterator.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ilter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Iterator.checkN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ilter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